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8-31_12-40-32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8-31_14-15-36_000.jpg</text:p>
          </table:table-cell>
          <table:table-cell table:style-name="ce22" office:value-type="string">
            <text:p>:PHOTO 記録 / 作ったもの / 結び,knot / knot=webeleinestek+schotstek,for=物を吊る下げる</text:p>
          </table:table-cell>
          <table:table-cell table:style-name="ce4"/>
          <table:table-cell table:style-name="ce4"/>
          <table:table-cell table:style-name="ce4"/>
          <table:table-cell table:style-name="ce39" table:formula="of:=IF([.E3]=&quot;&quot;;[.C3];CONCATENATE([.C3];&quot; / &quot;;[.E3]))" office:value-type="string" office:string-value=":PHOTO 記録 / 作ったもの / 結び,knot / knot=webeleinestek+schotstek,for=物を吊る下げる">
            <text:p>:PHOTO 記録 / 作ったもの / 結び,knot / knot=webeleinestek+schotstek,for=物を吊る下げる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8-31_14-18-29_000.jpg</text:p>
          </table:table-cell>
          <table:table-cell table:style-name="ce22" office:value-type="string">
            <text:p>:PHOTO 記録 / 作ったもの / 結び,knot / knot=webeleinestek+schotstek+halben-schlag,for=物を吊る下げる</text:p>
          </table:table-cell>
          <table:table-cell table:style-name="ce38"/>
          <table:table-cell table:style-name="ce4"/>
          <table:table-cell table:style-name="ce4"/>
          <table:table-cell table:style-name="ce39" table:formula="of:=IF([.E4]=&quot;&quot;;[.C4];CONCATENATE([.C4];&quot; / &quot;;[.E4]))" office:value-type="string" office:string-value=":PHOTO 記録 / 作ったもの / 結び,knot / knot=webeleinestek+schotstek+halben-schlag,for=物を吊る下げる">
            <text:p>:PHOTO 記録 / 作ったもの / 結び,knot / knot=webeleinestek+schotstek+halben-schlag,for=物を吊る下げる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8-31_14-29-38_000.jpg</text:p>
          </table:table-cell>
          <table:table-cell table:style-name="ce22" office:value-type="string">
            <text:p>:PHOTO 記録 / 作ったもの / 結び,knot / knot=webeleinestek+schotstek+zwei-halben-schlag,for=物を吊る下げる</text:p>
          </table:table-cell>
          <table:table-cell table:style-name="ce17"/>
          <table:table-cell table:style-name="ce4"/>
          <table:table-cell table:style-name="ce4"/>
          <table:table-cell table:style-name="ce39" table:formula="of:=IF([.E5]=&quot;&quot;;[.C5];CONCATENATE([.C5];&quot; / &quot;;[.E5]))" office:value-type="string" office:string-value=":PHOTO 記録 / 作ったもの / 結び,knot / knot=webeleinestek+schotstek+zwei-halben-schlag,for=物を吊る下げる">
            <text:p>:PHOTO 記録 / 作ったもの / 結び,knot / knot=webeleinestek+schotstek+zwei-halben-schlag,for=物を吊る下げる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8-31_14-45-33_000.jpg</text:p>
          </table:table-cell>
          <table:table-cell table:style-name="ce22" office:value-type="string">
            <text:p>:PHOTO 記録 / 作ったもの / 結び,knot / knot=pollerstek+zwei-halber-schlag,for=物を吊る下げる</text:p>
          </table:table-cell>
          <table:table-cell table:style-name="ce18"/>
          <table:table-cell table:style-name="ce4"/>
          <table:table-cell table:style-name="ce4"/>
          <table:table-cell table:style-name="ce39" table:formula="of:=IF([.E6]=&quot;&quot;;[.C6];CONCATENATE([.C6];&quot; / &quot;;[.E6]))" office:value-type="string" office:string-value=":PHOTO 記録 / 作ったもの / 結び,knot / knot=pollerstek+zwei-halber-schlag,for=物を吊る下げる">
            <text:p>:PHOTO 記録 / 作ったもの / 結び,knot / knot=pollerstek+zwei-halber-schlag,for=物を吊る下げる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8-31_15-02-15_000.jpg</text:p>
          </table:table-cell>
          <table:table-cell table:style-name="ce22" office:value-type="string">
            <text:p>:PHOTO 記録 / 作ったもの / 結び,knot / knot=webeleinestek+halber-schlag—palstek,for=物を吊る下げる</text:p>
          </table:table-cell>
          <table:table-cell table:style-name="ce19"/>
          <table:table-cell table:style-name="ce4"/>
          <table:table-cell table:style-name="ce4"/>
          <table:table-cell table:style-name="ce39" table:formula="of:=IF([.E7]=&quot;&quot;;[.C7];CONCATENATE([.C7];&quot; / &quot;;[.E7]))" office:value-type="string" office:string-value=":PHOTO 記録 / 作ったもの / 結び,knot / knot=webeleinestek+halber-schlag—palstek,for=物を吊る下げる">
            <text:p>:PHOTO 記録 / 作ったもの / 結び,knot / knot=webeleinestek+halber-schlag—palstek,for=物を吊る下げる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8-31_15-14-22_000.jpg</text:p>
          </table:table-cell>
          <table:table-cell table:style-name="ce22" office:value-type="string">
            <text:p>:m RES 1*1 / free# JVEMV6 37#21.4_47 / 37. miscs of miscs / 21. math&amp;physics / 4. knot-theory / theme=もやい；augeから始める方法；augeのクロスの形；比較</text:p>
          </table:table-cell>
          <table:table-cell table:style-name="ce17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8]=&quot;&quot;;[.C8];CONCATENATE([.C8];&quot; / &quot;;[.E8]))" office:value-type="string" office:string-value=":m RES 1*1 / free# JVEMV6 37#21.4_47 / 37. miscs of miscs / 21. math&amp;physics / 4. knot-theory / theme=もやい；augeから始める方法；augeのクロスの形；比較">
            <text:p>:m RES 1*1 / free# JVEMV6 37#21.4_47 / 37. miscs of miscs / 21. math&amp;physics / 4. knot-theory / theme=もやい；augeから始める方法；augeのクロスの形；比較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8-31_15-32-17_000.jpg</text:p>
          </table:table-cell>
          <table:table-cell table:style-name="ce22" office:value-type="string">
            <text:p>:PHOTO 記録 / 作ったもの / 盛り付け方 / チョコレート；ダイス型</text:p>
          </table:table-cell>
          <table:table-cell table:style-name="ce18"/>
          <table:table-cell table:style-name="ce4"/>
          <table:table-cell table:style-name="ce4" office:value-type="string">
            <text:p>N-35-35-28.216552 E-139-34-49.270019</text:p>
          </table:table-cell>
          <table:table-cell table:style-name="ce39" table:formula="of:=IF([.E9]=&quot;&quot;;[.C9];CONCATENATE([.C9];&quot; / &quot;;[.E9]))" office:value-type="string" office:string-value=":PHOTO 記録 / 作ったもの / 盛り付け方 / チョコレート；ダイス型">
            <text:p>:PHOTO 記録 / 作ったもの / 盛り付け方 / チョコレート；ダイス型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8-31_15-35-19_000.jpg</text:p>
          </table:table-cell>
          <table:table-cell table:style-name="ce19" office:value-type="string">
            <text:p>:PHOTO 記録 / 作業記録 / res-id=0K28,theme=studio-lab / 分量；日本酒</text:p>
          </table:table-cell>
          <table:table-cell table:style-name="ce18"/>
          <table:table-cell table:style-name="ce4"/>
          <table:table-cell table:style-name="ce4" office:value-type="string">
            <text:p>N-35-35-28.601074 E-139-34-49.324951</text:p>
          </table:table-cell>
          <table:table-cell table:style-name="ce39" table:formula="of:=IF([.E10]=&quot;&quot;;[.C10];CONCATENATE([.C10];&quot; / &quot;;[.E10]))" office:value-type="string" office:string-value=":PHOTO 記録 / 作業記録 / res-id=0K28,theme=studio-lab / 分量；日本酒">
            <text:p>:PHOTO 記録 / 作業記録 / res-id=0K28,theme=studio-lab / 分量；日本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8-31_15-36-45_000.jpg</text:p>
          </table:table-cell>
          <table:table-cell table:style-name="ce19" office:value-type="string">
            <text:p>:PHOTO 記録 / 作業記録 / res-id=0K28,theme=studio-lab,for=加熱中</text:p>
          </table:table-cell>
          <table:table-cell table:style-name="ce19"/>
          <table:table-cell table:style-name="ce4"/>
          <table:table-cell table:style-name="ce4" office:value-type="string">
            <text:p>N-35-35-29.05426 E-139-34-49.379882</text:p>
          </table:table-cell>
          <table:table-cell table:style-name="ce39" table:formula="of:=IF([.E11]=&quot;&quot;;[.C11];CONCATENATE([.C11];&quot; / &quot;;[.E11]))" office:value-type="string" office:string-value=":PHOTO 記録 / 作業記録 / res-id=0K28,theme=studio-lab,for=加熱中">
            <text:p>:PHOTO 記録 / 作業記録 / res-id=0K28,theme=studio-lab,for=加熱中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8-31_15-36-50_000.jpg</text:p>
          </table:table-cell>
          <table:table-cell table:style-name="ce19" office:value-type="string">
            <text:p>:PHOTO 記録 / 作業記録 / res-id=0K28,theme=studio-lab,for=加熱中</text:p>
          </table:table-cell>
          <table:table-cell table:style-name="ce17"/>
          <table:table-cell table:style-name="ce4"/>
          <table:table-cell table:style-name="ce4" office:value-type="string">
            <text:p>N-35-35-29.05426 E-139-34-49.379882</text:p>
          </table:table-cell>
          <table:table-cell table:style-name="ce39" table:formula="of:=IF([.E12]=&quot;&quot;;[.C12];CONCATENATE([.C12];&quot; / &quot;;[.E12]))" office:value-type="string" office:string-value=":PHOTO 記録 / 作業記録 / res-id=0K28,theme=studio-lab,for=加熱中">
            <text:p>:PHOTO 記録 / 作業記録 / res-id=0K28,theme=studio-lab,for=加熱中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8-31_15-37-59_000.jpg</text:p>
          </table:table-cell>
          <table:table-cell table:style-name="ce19" office:value-type="string">
            <text:p>:PHOTO 記録 / 作業記録 / res-id=0K28,theme=studio-lab / 分量；日本酒；加熱後</text:p>
          </table:table-cell>
          <table:table-cell table:style-name="ce18"/>
          <table:table-cell table:style-name="ce4"/>
          <table:table-cell table:style-name="ce4" office:value-type="string">
            <text:p>N-35-35-28.601074 E-139-34-49.324951</text:p>
          </table:table-cell>
          <table:table-cell table:style-name="ce39" table:formula="of:=IF([.E13]=&quot;&quot;;[.C13];CONCATENATE([.C13];&quot; / &quot;;[.E13]))" office:value-type="string" office:string-value=":PHOTO 記録 / 作業記録 / res-id=0K28,theme=studio-lab / 分量；日本酒；加熱後">
            <text:p>:PHOTO 記録 / 作業記録 / res-id=0K28,theme=studio-lab / 分量；日本酒；加熱後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8-31_15-39-05_000.jpg</text:p>
          </table:table-cell>
          <table:table-cell table:style-name="ce19" office:value-type="string">
            <text:p>:PHOTO 記録 / 作業記録 / res-id=0K28,theme=studio-lab,for=加熱後の酒、ボトルへ</text:p>
          </table:table-cell>
          <table:table-cell table:style-name="ce19"/>
          <table:table-cell table:style-name="ce4"/>
          <table:table-cell table:style-name="ce4" office:value-type="string">
            <text:p>N-35-35-29.040527 E-139-34-49.270019</text:p>
          </table:table-cell>
          <table:table-cell table:style-name="ce39" table:formula="of:=IF([.E14]=&quot;&quot;;[.C14];CONCATENATE([.C14];&quot; / &quot;;[.E14]))" office:value-type="string" office:string-value=":PHOTO 記録 / 作業記録 / res-id=0K28,theme=studio-lab,for=加熱後の酒、ボトルへ">
            <text:p>:PHOTO 記録 / 作業記録 / res-id=0K28,theme=studio-lab,for=加熱後の酒、ボトルへ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8-31_15-39-58_000.jpg</text:p>
          </table:table-cell>
          <table:table-cell table:style-name="ce19" office:value-type="string">
            <text:p>:PHOTO 記録 / 作業記録 / res-id=0K28,theme=studio-lab,for=加熱後の酒、ボトルへ；完了</text:p>
          </table:table-cell>
          <table:table-cell table:style-name="ce17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15]=&quot;&quot;;[.C15];CONCATENATE([.C15];&quot; / &quot;;[.E15]))" office:value-type="string" office:string-value=":PHOTO 記録 / 作業記録 / res-id=0K28,theme=studio-lab,for=加熱後の酒、ボトルへ；完了">
            <text:p>:PHOTO 記録 / 作業記録 / res-id=0K28,theme=studio-lab,for=加熱後の酒、ボトルへ；完了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8-31_15-58-50_000.jpg</text:p>
          </table:table-cell>
          <table:table-cell table:style-name="ce18" office:value-type="string">
            <text:p>:m 1-2*2 RES / free / res-id=0K28 / theme=calc:アルコール分を飛ばす / id=1,session=1 / <text:s/>/ N+(see-log-file)</text:p>
          </table:table-cell>
          <table:table-cell table:style-name="ce18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16]=&quot;&quot;;[.C16];CONCATENATE([.C16];&quot; / &quot;;[.E16]))" office:value-type="string" office:string-value=":m 1-2*2 RES / free / res-id=0K28 / theme=calc:アルコール分を飛ばす / id=1,session=1 /  / N+(see-log-file)">
            <text:p>:m 1-2*2 RES / free / res-id=0K28 / theme=calc:アルコール分を飛ばす / id=1,session=1 / <text:s/>/ N+(see-log-file)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08-31_17-07-55_000.jpg</text:p>
          </table:table-cell>
          <table:table-cell table:style-name="ce22" office:value-type="string">
            <text:p>:PHOTO 記録 / 作ったもの / 盛り付け方 / チョコレート；ダイス型</text:p>
          </table:table-cell>
          <table:table-cell table:style-name="ce19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17]=&quot;&quot;;[.C17];CONCATENATE([.C17];&quot; / &quot;;[.E17]))" office:value-type="string" office:string-value=":PHOTO 記録 / 作ったもの / 盛り付け方 / チョコレート；ダイス型">
            <text:p>:PHOTO 記録 / 作ったもの / 盛り付け方 / チョコレート；ダイス型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08-31_17-46-26_000.jpg</text:p>
          </table:table-cell>
          <table:table-cell table:style-name="ce19" office:value-type="string">
            <text:p>:m anim / dessin / s-15 / theme=手：つまむ / N+</text:p>
          </table:table-cell>
          <table:table-cell table:style-name="ce19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18]=&quot;&quot;;[.C18];CONCATENATE([.C18];&quot; / &quot;;[.E18]))" office:value-type="string" office:string-value=":m anim / dessin / s-15 / theme=手：つまむ / N+">
            <text:p>:m anim / dessin / s-15 / theme=手：つまむ / N+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08-31_21-12-02_000.jpg</text:p>
          </table:table-cell>
          <table:table-cell table:style-name="ce17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0 E-139-34-49.0</text:p>
          </table:table-cell>
          <table:table-cell table:style-name="ce39" table:formula="of:=IF([.E19]=&quot;&quot;;[.C19];CONCATENATE([.C19];&quot; / &quot;;[.E19]))" office:value-type="string" office:string-value=":m 食べた物">
            <text:p>:m 食べた物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08-31_22-06-02_000.jpg</text:p>
          </table:table-cell>
          <table:table-cell table:style-name="ce22" office:value-type="string">
            <text:p>:PHOTO 記録 / 作ったもの / 結び,knot / knot=marlspiekerschlag+zimmermannsknoten,for=物を吊る下げる,material=ビニール紐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20]=&quot;&quot;;[.C20];CONCATENATE([.C20];&quot; / &quot;;[.E20]))" office:value-type="string" office:string-value=":PHOTO 記録 / 作ったもの / 結び,knot / knot=marlspiekerschlag+zimmermannsknoten,for=物を吊る下げる,material=ビニール紐">
            <text:p>:PHOTO 記録 / 作ったもの / 結び,knot / knot=marlspiekerschlag+zimmermannsknoten,for=物を吊る下げる,material=ビニール紐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0-09-01_00-13-42_000.jpg</text:p>
          </table:table-cell>
          <table:table-cell table:style-name="ce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9" table:formula="of:=IF([.E21]=&quot;&quot;;[.C21];CONCATENATE([.C21];&quot; / &quot;;[.E21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0-09-01_00-17-15_000.jpg</text:p>
          </table:table-cell>
          <table:table-cell table:style-name="ce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22]=&quot;&quot;;[.C22];CONCATENATE([.C22];&quot; / &quot;;[.E22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0-09-01_00-26-48_000.jpg</text:p>
          </table:table-cell>
          <table:table-cell table:style-name="ce19" office:value-type="string">
            <text:p>:m 記録 / お酒</text:p>
          </table:table-cell>
          <table:table-cell table:style-name="ce16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23]=&quot;&quot;;[.C23];CONCATENATE([.C23];&quot; / &quot;;[.E23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0-09-01_00-33-42_000.jpg</text:p>
          </table:table-cell>
          <table:table-cell table:style-name="ce8" office:value-type="string">
            <text:p>:m 記録 / お酒</text:p>
          </table:table-cell>
          <table:table-cell table:style-name="ce4"/>
          <table:table-cell table:style-name="ce4"/>
          <table:table-cell table:style-name="ce4" office:value-type="string">
            <text:p>N-35-35-30.221557 E-139-34-49.434814</text:p>
          </table:table-cell>
          <table:table-cell table:style-name="ce39" table:formula="of:=IF([.E24]=&quot;&quot;;[.C24];CONCATENATE([.C24];&quot; / &quot;;[.E24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0-09-01_00-40-07_000.jpg</text:p>
          </table:table-cell>
          <table:table-cell table:style-name="ce19" office:value-type="string">
            <text:p>:m 記録 / お酒</text:p>
          </table:table-cell>
          <table:table-cell table:style-name="ce4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25]=&quot;&quot;;[.C25];CONCATENATE([.C25];&quot; / &quot;;[.E25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0-09-01_00-54-08_000.jpg</text:p>
          </table:table-cell>
          <table:table-cell table:style-name="ce22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26]=&quot;&quot;;[.C26];CONCATENATE([.C26];&quot; / &quot;;[.E26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0-09-01_01-08-18_000.jpg</text:p>
          </table:table-cell>
          <table:table-cell table:style-name="ce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27]=&quot;&quot;;[.C27];CONCATENATE([.C27];&quot; / &quot;;[.E27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0-09-01_07-31-36_000.jpg</text:p>
          </table:table-cell>
          <table:table-cell table:style-name="ce8" office:value-type="string">
            <text:p>:PHOTO 記録用 / @自宅；東側；洗面所から見える；東の犬走り / 自然観察 / 花</text:p>
          </table:table-cell>
          <table:table-cell table:style-name="ce18"/>
          <table:table-cell table:style-name="ce4"/>
          <table:table-cell table:style-name="ce4" office:value-type="string">
            <text:p>N-35-35-29.397583 E-139-34-49.599609</text:p>
          </table:table-cell>
          <table:table-cell table:style-name="ce39" table:formula="of:=IF([.E28]=&quot;&quot;;[.C28];CONCATENATE([.C28];&quot; / &quot;;[.E28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0-09-01_07-32-03_000.jpg</text:p>
          </table:table-cell>
          <table:table-cell table:style-name="ce19" office:value-type="string">
            <text:p>:m :PHOTO 起きた時刻 / 2020</text:p>
          </table:table-cell>
          <table:table-cell table:style-name="ce8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29]=&quot;&quot;;[.C29];CONCATENATE([.C29];&quot; / &quot;;[.E29]))" office:value-type="string" office:string-value=":m :PHOTO 起きた時刻 / 2020">
            <text:p>:m :PHOTO 起きた時刻 / 202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0-09-01_08-08-14_000.jpg</text:p>
          </table:table-cell>
          <table:table-cell table:style-name="ce8" office:value-type="string">
            <text:p>:i 1*1 / cooking / snack / ナン；味噌；ネギ || :m 1*1 RES / free / res-id=0K28 / theme=calc:アルコール分を飛ばす / id=1,session=1 / 実験後のメモ || :i 1*1 / cooking / other / 味噌漬けに使った味噌；味噌スープに使う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30]=&quot;&quot;;[.C30];CONCATENATE([.C30];&quot; / &quot;;[.E30]))" office:value-type="string" office:string-value=":i 1*1 / cooking / snack / ナン；味噌；ネギ || :m 1*1 RES / free / res-id=0K28 / theme=calc:アルコール分を飛ばす / id=1,session=1 / 実験後のメモ || :i 1*1 / cooking / other / 味噌漬けに使った味噌；味噌スープに使う">
            <text:p>:i 1*1 / cooking / snack / ナン；味噌；ネギ || :m 1*1 RES / free / res-id=0K28 / theme=calc:アルコール分を飛ばす / id=1,session=1 / 実験後のメモ || :i 1*1 / cooking / other / 味噌漬けに使った味噌；味噌スープに使う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0-09-01_09-06-29_000.jpg</text:p>
          </table:table-cell>
          <table:table-cell table:style-name="ce8" office:value-type="string">
            <text:p>:i 1*1 / sawing / 「袋糸（ふくろいと）結び」で、縫い物してみる</text:p>
          </table:table-cell>
          <table:table-cell table:style-name="ce18"/>
          <table:table-cell table:style-name="ce4"/>
          <table:table-cell table:style-name="ce4"/>
          <table:table-cell table:style-name="ce39" table:formula="of:=IF([.E31]=&quot;&quot;;[.C31];CONCATENATE([.C31];&quot; / &quot;;[.E31]))" office:value-type="string" office:string-value=":i 1*1 / sawing / 「袋糸（ふくろいと）結び」で、縫い物してみる">
            <text:p>:i 1*1 / sawing / 「袋糸（ふくろいと）結び」で、縫い物してみる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8-30_21-44-58_000.mid</text:p>
          </table:table-cell>
          <table:table-cell table:style-name="ce8" office:value-type="string">
            <text:p>:in-mid / app=perfect-piano / 演奏、play / id-2020-0830-1 / category=melody,inst=piano</text:p>
          </table:table-cell>
          <table:table-cell table:style-name="ce19"/>
          <table:table-cell table:style-name="ce4"/>
          <table:table-cell table:style-name="ce4"/>
          <table:table-cell table:style-name="ce39" table:formula="of:=IF([.E32]=&quot;&quot;;[.C32];CONCATENATE([.C32];&quot; / &quot;;[.E32]))" office:value-type="string" office:string-value=":in-mid / app=perfect-piano / 演奏、play / id-2020-0830-1 / category=melody,inst=piano">
            <text:p>:in-mid / app=perfect-piano / 演奏、play / id-2020-0830-1 / category=melody,inst=piano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8-31_05-57-19_000.mid</text:p>
          </table:table-cell>
          <table:table-cell table:style-name="ce8" office:value-type="string">
            <text:p>:in-mid / app=perfect-piano / 演奏、play / id-2020-0831-1 / category=melody,inst=piano,theme=bird-chirping</text:p>
          </table:table-cell>
          <table:table-cell table:style-name="ce4"/>
          <table:table-cell table:style-name="ce4"/>
          <table:table-cell table:style-name="ce4"/>
          <table:table-cell table:style-name="ce39" table:formula="of:=IF([.E33]=&quot;&quot;;[.C33];CONCATENATE([.C33];&quot; / &quot;;[.E33]))" office:value-type="string" office:string-value=":in-mid / app=perfect-piano / 演奏、play / id-2020-0831-1 / category=melody,inst=piano,theme=bird-chirping">
            <text:p>:in-mid / app=perfect-piano / 演奏、play / id-2020-0831-1 / category=melody,inst=piano,theme=bird-chirping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01_07-33-28_000.m4a</text:p>
          </table:table-cell>
          <table:table-cell table:style-name="ce8" office:value-type="string">
            <text:p>:VOICE-MEMO / @洗面所 / idea,lets / 調理 / 人参；皮むきでスライス；包丁で細切り</text:p>
          </table:table-cell>
          <table:table-cell table:style-name="ce4"/>
          <table:table-cell table:style-name="ce4"/>
          <table:table-cell table:style-name="ce4"/>
          <table:table-cell table:style-name="ce39" table:formula="of:=IF([.E34]=&quot;&quot;;[.C34];CONCATENATE([.C34];&quot; / &quot;;[.E34]))" office:value-type="string" office:string-value=":VOICE-MEMO / @洗面所 / idea,lets / 調理 / 人参；皮むきでスライス；包丁で細切り">
            <text:p>:VOICE-MEMO / @洗面所 / idea,lets / 調理 / 人参；皮むきでスライス；包丁で細切り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01_07-35-01_000.m4a</text:p>
          </table:table-cell>
          <table:table-cell table:style-name="ce8" office:value-type="string">
            <text:p>:VOICE-MEMO / @自室 / lets / 身体 / 鼻の穴；ワセリン塗ろう</text:p>
          </table:table-cell>
          <table:table-cell table:style-name="ce17"/>
          <table:table-cell table:style-name="ce4"/>
          <table:table-cell table:style-name="ce4"/>
          <table:table-cell table:style-name="ce39" table:formula="of:=IF([.E35]=&quot;&quot;;[.C35];CONCATENATE([.C35];&quot; / &quot;;[.E35]))" office:value-type="string" office:string-value=":VOICE-MEMO / @自室 / lets / 身体 / 鼻の穴；ワセリン塗ろう">
            <text:p>:VOICE-MEMO / @自室 / lets / 身体 / 鼻の穴；ワセリン塗ろう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01_07-35-41_000.m4a</text:p>
          </table:table-cell>
          <table:table-cell table:style-name="ce8" office:value-type="string">
            <text:p>:VOICE-MEMO / @自宅 / diary / 初めて / 起床時、シャツ；もう１枚着た</text:p>
          </table:table-cell>
          <table:table-cell table:style-name="ce18"/>
          <table:table-cell table:style-name="ce4"/>
          <table:table-cell table:style-name="ce4"/>
          <table:table-cell table:style-name="ce39" table:formula="of:=IF([.E36]=&quot;&quot;;[.C36];CONCATENATE([.C36];&quot; / &quot;;[.E36]))" office:value-type="string" office:string-value=":VOICE-MEMO / @自宅 / diary / 初めて / 起床時、シャツ；もう１枚着た">
            <text:p>:VOICE-MEMO / @自宅 / diary / 初めて / 起床時、シャツ；もう１枚着た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9"/>
          <table:table-cell table:style-name="ce4"/>
          <table:table-cell table:style-name="ce4"/>
          <table:table-cell table:style-name="ce39" table:formula="of:=IF([.E37]=&quot;&quot;;[.C37];CONCATENATE([.C37];&quot; / &quot;;[.E3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38]=&quot;&quot;;[.C38];CONCATENATE([.C38];&quot; / &quot;;[.E3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0"/>
          <table:table-cell table:style-name="ce4"/>
          <table:table-cell table:style-name="ce4"/>
          <table:table-cell table:style-name="ce39" table:formula="of:=IF([.E39]=&quot;&quot;;[.C39];CONCATENATE([.C39];&quot; / &quot;;[.E3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9" table:formula="of:=IF([.E40]=&quot;&quot;;[.C40];CONCATENATE([.C40];&quot; / &quot;;[.E4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41]=&quot;&quot;;[.C41];CONCATENATE([.C41];&quot; / &quot;;[.E4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2]=&quot;&quot;;[.C42];CONCATENATE([.C42];&quot; / &quot;;[.E4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3]=&quot;&quot;;[.C43];CONCATENATE([.C43];&quot; / &quot;;[.E4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0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30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7]=&quot;&quot;;[.C57];CONCATENATE([.C57];&quot; / &quot;;[.E5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8]=&quot;&quot;;[.C58];CONCATENATE([.C58];&quot; / &quot;;[.E5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9]=&quot;&quot;;[.C59];CONCATENATE([.C59];&quot; / &quot;;[.E5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0]=&quot;&quot;;[.C60];CONCATENATE([.C60];&quot; / &quot;;[.E6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1]=&quot;&quot;;[.C61];CONCATENATE([.C61];&quot; / &quot;;[.E6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2]=&quot;&quot;;[.C62];CONCATENATE([.C62];&quot; / &quot;;[.E6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3]=&quot;&quot;;[.C63];CONCATENATE([.C63];&quot; / &quot;;[.E6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4]=&quot;&quot;;[.C64];CONCATENATE([.C64];&quot; / &quot;;[.E6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5]=&quot;&quot;;[.C65];CONCATENATE([.C65];&quot; / &quot;;[.E6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6]=&quot;&quot;;[.C66];CONCATENATE([.C66];&quot; / &quot;;[.E6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7]=&quot;&quot;;[.C67];CONCATENATE([.C67];&quot; / &quot;;[.E6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8]=&quot;&quot;;[.C68];CONCATENATE([.C68];&quot; / &quot;;[.E6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9]=&quot;&quot;;[.C69];CONCATENATE([.C69];&quot; / &quot;;[.E6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0]=&quot;&quot;;[.C70];CONCATENATE([.C70];&quot; / &quot;;[.E7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71]=&quot;&quot;;[.C71];CONCATENATE([.C71];&quot; / &quot;;[.E7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3]=&quot;&quot;;[.C73];CONCATENATE([.C73];&quot; / &quot;;[.E7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74]=&quot;&quot;;[.C74];CONCATENATE([.C74];&quot; / &quot;;[.E7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5]=&quot;&quot;;[.C75];CONCATENATE([.C75];&quot; / &quot;;[.E7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6]=&quot;&quot;;[.C76];CONCATENATE([.C76];&quot; / &quot;;[.E7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7]=&quot;&quot;;[.C77];CONCATENATE([.C77];&quot; / &quot;;[.E7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8]=&quot;&quot;;[.C78];CONCATENATE([.C78];&quot; / &quot;;[.E7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9]=&quot;&quot;;[.C79];CONCATENATE([.C79];&quot; / &quot;;[.E7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80]=&quot;&quot;;[.C80];CONCATENATE([.C80];&quot; / &quot;;[.E8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1]=&quot;&quot;;[.C81];CONCATENATE([.C81];&quot; / &quot;;[.E8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2]=&quot;&quot;;[.C82];CONCATENATE([.C82];&quot; / &quot;;[.E8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3]=&quot;&quot;;[.C83];CONCATENATE([.C83];&quot; / &quot;;[.E8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4]=&quot;&quot;;[.C84];CONCATENATE([.C84];&quot; / &quot;;[.E8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5]=&quot;&quot;;[.C85];CONCATENATE([.C85];&quot; / &quot;;[.E8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6]=&quot;&quot;;[.C86];CONCATENATE([.C86];&quot; / &quot;;[.E8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1"/>
          <table:table-cell table:number-columns-repeated="3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4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4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8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8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82X-X / category=melody,inst=piano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4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5473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1">2020/09/01</text:date>, <text:time>10:59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9-01T10:59:34.42</dc:date>
    <dc:creator>iwabuchi ken</dc:creator>
    <meta:editing-duration>P24DT22H7M2S</meta:editing-duration>
    <meta:editing-cycles>9472</meta:editing-cycles>
    <meta:document-statistic meta:table-count="1" meta:cell-count="507" meta:object-count="0"/>
  </office:meta>
</office:document-meta>
</file>